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26cm" fo:min-width="6.784cm"/>
    </style:style>
    <style:style style:name="gr2" style:family="graphic" style:parent-style-name="standard">
      <style:graphic-properties draw:textarea-horizontal-align="justify" draw:textarea-vertical-align="middle" draw:auto-grow-height="false" fo:min-height="2.45cm" fo:min-width="5.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75cm" fo:min-width="1.9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10.3cm" svg:height="3.5cm" svg:x="5.7cm" svg:y="1.5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0.3cm" svg:height="3.5cm" svg:x="4.6cm" svg:y="24.6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6.1cm" svg:height="2.7cm" svg:x="13.5cm" svg:y="5.7cm">
          <text:p text:style-name="P1">Suma=0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0.85cm" svg:y1="5cm" svg:x2="16.55cm" svg:y2="5.7cm" draw:start-shape="id1" draw:start-glue-point="8" draw:end-shape="id2" draw:end-glue-point="0" svg:d="M10850 5000l5700 700" svg:viewBox="0 0 5701 701">
          <text:p/>
        </draw:connector>
        <draw:custom-shape draw:style-name="gr2" draw:text-style-name="P1" xml:id="id3" draw:id="id3" draw:layer="layout" svg:width="6.1cm" svg:height="2.7cm" svg:x="2.2cm" svg:y="5.6cm">
          <text:p text:style-name="P1">i=0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3.5cm" svg:y1="7.05cm" svg:x2="8.3cm" svg:y2="6.95cm" draw:start-shape="id2" draw:end-shape="id3" svg:d="M13500 7050l-5200-100" svg:viewBox="0 0 5201 101">
          <text:p/>
        </draw:connector>
        <draw:custom-shape draw:style-name="gr4" draw:text-style-name="P1" draw:layer="layout" svg:width="4.9cm" svg:height="4cm" svg:x="3.1cm" svg:y="10.7cm">
          <text:p text:style-name="P1">i&lt;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7T12:30:05.364656214</meta:creation-date>
    <meta:generator>LibreOffice/6.0.7.3$Linux_X86_64 LibreOffice_project/00m0$Build-3</meta:generator>
    <dc:date>2019-11-07T12:39:39.360177609</dc:date>
    <meta:editing-duration>PT9M34S</meta:editing-duration>
    <meta:editing-cycles>1</meta:editing-cycles>
    <meta:document-statistic meta:object-count="7"/>
  </office:meta>
</office:document-meta>
</file>